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fo:background-color="transparent">
        <style:background-image/>
      </style:table-properties>
    </style:style>
    <style:style style:name="Table1.A" style:family="table-column">
      <style:table-column-properties style:column-width="5.4521in"/>
    </style:style>
    <style:style style:name="Table1.B" style:family="table-column">
      <style:table-column-properties style:column-width="0.6188in"/>
    </style:style>
    <style:style style:name="Table1.C" style:family="table-column">
      <style:table-column-properties style:column-width="0.5153in"/>
    </style:style>
    <style:style style:name="Table1.D" style:family="table-column">
      <style:table-column-properties style:column-width="0.1069in"/>
    </style:style>
    <style:style style:name="Table1.A1" style:family="table-cell">
      <style:table-cell-properties style:vertical-align="middle" fo:background-color="#f5f5f5" fo:padding-left="0.1042in" fo:padding-right="0.1042in" fo:padding-top="0.0729in" fo:padding-bottom="0.0729in" fo:border="0.05pt solid #c7cdd1">
        <style:background-image/>
      </style:table-cell-properties>
    </style:style>
    <style:style style:name="Table1.D1" style:family="table-cell">
      <style:table-cell-properties fo:padding="0.0194in" fo:border="none"/>
    </style:style>
    <style:style style:name="Table1.A2" style:family="table-cell">
      <style:table-cell-properties style:vertical-align="middle" fo:padding-left="0.1042in" fo:padding-right="0.1042in" fo:padding-top="0.0729in" fo:padding-bottom="0.0729in" fo:border="0.05pt solid #c7cdd1"/>
    </style:style>
    <style:style style:name="Table1.B2" style:family="table-cell">
      <style:table-cell-properties style:vertical-align="middle" fo:padding="0.0194in" fo:border="0.05pt solid #c7cdd1"/>
    </style:style>
    <style:style style:name="Table1.C2" style:family="table-cell">
      <style:table-cell-properties style:vertical-align="middle" fo:padding-left="0.1042in" fo:padding-right="0.1042in" fo:padding-top="0.0729in" fo:padding-bottom="0.0729in" fo:border="0.05pt solid #c7cdd1"/>
    </style:style>
    <style:style style:name="Table1.D2" style:family="table-cell">
      <style:table-cell-properties fo:padding="0.0194in" fo:border="none"/>
    </style:style>
    <style:style style:name="Table1.A3" style:family="table-cell">
      <style:table-cell-properties style:vertical-align="middle" fo:padding-left="0.1042in" fo:padding-right="0.1042in" fo:padding-top="0.0729in" fo:padding-bottom="0.0729in" fo:border="0.05pt solid #c7cdd1"/>
    </style:style>
    <style:style style:name="Table1.B3" style:family="table-cell">
      <style:table-cell-properties style:vertical-align="middle" fo:padding="0.0194in" fo:border="0.05pt solid #c7cdd1"/>
    </style:style>
    <style:style style:name="Table1.C3" style:family="table-cell">
      <style:table-cell-properties style:vertical-align="middle" fo:padding-left="0.1042in" fo:padding-right="0.1042in" fo:padding-top="0.0729in" fo:padding-bottom="0.0729in" fo:border="0.05pt solid #c7cdd1"/>
    </style:style>
    <style:style style:name="Table1.D3" style:family="table-cell">
      <style:table-cell-properties fo:padding="0.0194in" fo:border="none"/>
    </style:style>
    <style:style style:name="Table1.A4" style:family="table-cell">
      <style:table-cell-properties style:vertical-align="middle" fo:padding-left="0.1042in" fo:padding-right="0.1042in" fo:padding-top="0.0729in" fo:padding-bottom="0.0729in" fo:border="0.05pt solid #c7cdd1"/>
    </style:style>
    <style:style style:name="Table1.B4" style:family="table-cell">
      <style:table-cell-properties style:vertical-align="middle" fo:padding="0.0194in" fo:border="0.05pt solid #c7cdd1"/>
    </style:style>
    <style:style style:name="Table1.C4" style:family="table-cell">
      <style:table-cell-properties style:vertical-align="middle" fo:padding-left="0.1042in" fo:padding-right="0.1042in" fo:padding-top="0.0729in" fo:padding-bottom="0.0729in" fo:border="0.05pt solid #c7cdd1"/>
    </style:style>
    <style:style style:name="Table1.D4" style:family="table-cell">
      <style:table-cell-properties fo:padding="0.0194in" fo:border="none"/>
    </style:style>
    <style:style style:name="Table1.A5" style:family="table-cell">
      <style:table-cell-properties style:vertical-align="middle" fo:padding-left="0.1042in" fo:padding-right="0.1042in" fo:padding-top="0.0729in" fo:padding-bottom="0.0729in" fo:border="0.05pt solid #c7cdd1"/>
    </style:style>
    <style:style style:name="Table1.B5" style:family="table-cell">
      <style:table-cell-properties style:vertical-align="middle" fo:padding="0.0194in" fo:border="0.05pt solid #c7cdd1"/>
    </style:style>
    <style:style style:name="Table1.C5" style:family="table-cell">
      <style:table-cell-properties style:vertical-align="middle" fo:padding-left="0.1042in" fo:padding-right="0.1042in" fo:padding-top="0.0729in" fo:padding-bottom="0.0729in" fo:border="0.05pt solid #c7cdd1"/>
    </style:style>
    <style:style style:name="Table1.D5" style:family="table-cell">
      <style:table-cell-properties fo:padding="0.0194in" fo:border="none"/>
    </style:style>
    <style:style style:name="Table1.A6" style:family="table-cell">
      <style:table-cell-properties style:vertical-align="middle" fo:padding-left="0.1042in" fo:padding-right="0.1042in" fo:padding-top="0.0729in" fo:padding-bottom="0.0729in" fo:border="0.05pt solid #c7cdd1"/>
    </style:style>
    <style:style style:name="Table1.B6" style:family="table-cell">
      <style:table-cell-properties style:vertical-align="middle" fo:padding="0.0194in" fo:border="0.05pt solid #c7cdd1"/>
    </style:style>
    <style:style style:name="Table1.C6" style:family="table-cell">
      <style:table-cell-properties style:vertical-align="middle" fo:padding-left="0.1042in" fo:padding-right="0.1042in" fo:padding-top="0.0729in" fo:padding-bottom="0.0729in" fo:border="0.05pt solid #c7cdd1"/>
    </style:style>
    <style:style style:name="Table1.D6" style:family="table-cell">
      <style:table-cell-properties fo:padding="0.0194in" fo:border="none"/>
    </style:style>
    <style:style style:name="Table1.A7" style:family="table-cell">
      <style:table-cell-properties style:vertical-align="middle" fo:padding-left="0.1042in" fo:padding-right="0.1042in" fo:padding-top="0.0729in" fo:padding-bottom="0.0729in" fo:border="0.05pt solid #c7cdd1"/>
    </style:style>
    <style:style style:name="Table1.B7" style:family="table-cell">
      <style:table-cell-properties style:vertical-align="middle" fo:padding="0.0194in" fo:border="0.05pt solid #c7cdd1"/>
    </style:style>
    <style:style style:name="Table1.C7" style:family="table-cell">
      <style:table-cell-properties style:vertical-align="middle" fo:padding-left="0.1042in" fo:padding-right="0.1042in" fo:padding-top="0.0729in" fo:padding-bottom="0.0729in" fo:border="0.05pt solid #c7cdd1"/>
    </style:style>
    <style:style style:name="Table1.D7" style:family="table-cell">
      <style:table-cell-properties fo:padding="0.0194in" fo:border="none"/>
    </style:style>
    <style:style style:name="Table1.A8" style:family="table-cell">
      <style:table-cell-properties style:vertical-align="middle" fo:padding-left="0.1042in" fo:padding-right="0.1042in" fo:padding-top="0.0729in" fo:padding-bottom="0.0729in" fo:border="0.05pt solid #c7cdd1"/>
    </style:style>
    <style:style style:name="Table1.B8" style:family="table-cell">
      <style:table-cell-properties style:vertical-align="middle" fo:padding="0.0194in" fo:border="0.05pt solid #c7cdd1"/>
    </style:style>
    <style:style style:name="Table1.C8" style:family="table-cell">
      <style:table-cell-properties style:vertical-align="middle" fo:padding-left="0.1042in" fo:padding-right="0.1042in" fo:padding-top="0.0729in" fo:padding-bottom="0.0729in" fo:border="0.05pt solid #c7cdd1"/>
    </style:style>
    <style:style style:name="Table1.D8" style:family="table-cell">
      <style:table-cell-properties fo:padding="0.0194in" fo:border="none"/>
    </style:style>
    <style:style style:name="Table1.A9" style:family="table-cell">
      <style:table-cell-properties style:vertical-align="middle" fo:padding-left="0.1042in" fo:padding-right="0.1042in" fo:padding-top="0.0729in" fo:padding-bottom="0.0729in" fo:border="0.05pt solid #c7cdd1"/>
    </style:style>
    <style:style style:name="Table2" style:family="table">
      <style:table-properties style:width="5.2438in" table:align="left" fo:background-color="transparent">
        <style:background-image/>
      </style:table-properties>
    </style:style>
    <style:style style:name="Table2.A" style:family="table-column">
      <style:table-column-properties style:column-width="1.8326in"/>
    </style:style>
    <style:style style:name="Table2.B" style:family="table-column">
      <style:table-column-properties style:column-width="1.6007in"/>
    </style:style>
    <style:style style:name="Table2.C" style:family="table-column">
      <style:table-column-properties style:column-width="1.0306in"/>
    </style:style>
    <style:style style:name="Table2.D" style:family="table-column">
      <style:table-column-properties style:column-width="0.7799in"/>
    </style:style>
    <style:style style:name="Table2.A1" style:family="table-cell">
      <style:table-cell-properties style:vertical-align="middle" fo:padding-left="0.1042in" fo:padding-right="0in" fo:padding-top="0in" fo:padding-bottom="0in" fo:border-left="0.75pt solid #aaaaaa" fo:border-right="none" fo:border-top="none" fo:border-bottom="none"/>
    </style:style>
    <style:style style:name="Table3" style:family="table">
      <style:table-properties style:width="5.2438in" table:align="left" fo:background-color="transparent">
        <style:background-image/>
      </style:table-properties>
    </style:style>
    <style:style style:name="Table3.A" style:family="table-column">
      <style:table-column-properties style:column-width="3.1181in"/>
    </style:style>
    <style:style style:name="Table3.B" style:family="table-column">
      <style:table-column-properties style:column-width="1.1667in"/>
    </style:style>
    <style:style style:name="Table3.C" style:family="table-column">
      <style:table-column-properties style:column-width="0.959in"/>
    </style:style>
    <style:style style:name="Table3.A1" style:family="table-cell">
      <style:table-cell-properties style:vertical-align="middle" fo:padding-left="0.1042in" fo:padding-right="0in" fo:padding-top="0in" fo:padding-bottom="0in" fo:border-left="0.75pt solid #aaaaaa" fo:border-right="none" fo:border-top="none" fo:border-bottom="none"/>
    </style:style>
    <style:style style:name="Table4" style:family="table">
      <style:table-properties style:width="5.2438in" table:align="left" fo:background-color="transparent">
        <style:background-image/>
      </style:table-properties>
    </style:style>
    <style:style style:name="Table4.A" style:family="table-column">
      <style:table-column-properties style:column-width="1.2069in"/>
    </style:style>
    <style:style style:name="Table4.B" style:family="table-column">
      <style:table-column-properties style:column-width="1.5056in"/>
    </style:style>
    <style:style style:name="Table4.C" style:family="table-column">
      <style:table-column-properties style:column-width="1.2556in"/>
    </style:style>
    <style:style style:name="Table4.D" style:family="table-column">
      <style:table-column-properties style:column-width="1.2757in"/>
    </style:style>
    <style:style style:name="Table4.A1" style:family="table-cell">
      <style:table-cell-properties style:vertical-align="middle" fo:padding-left="0.1042in" fo:padding-right="0in" fo:padding-top="0in" fo:padding-bottom="0in" fo:border-left="0.75pt solid #aaaaaa" fo:border-right="none" fo:border-top="none" fo:border-bottom="none"/>
    </style:style>
    <style:style style:name="Table5" style:family="table">
      <style:table-properties style:width="5.2438in" table:align="left" fo:background-color="transparent">
        <style:background-image/>
      </style:table-properties>
    </style:style>
    <style:style style:name="Table5.A" style:family="table-column">
      <style:table-column-properties style:column-width="1.8521in"/>
    </style:style>
    <style:style style:name="Table5.B" style:family="table-column">
      <style:table-column-properties style:column-width="1.8507in"/>
    </style:style>
    <style:style style:name="Table5.C" style:family="table-column">
      <style:table-column-properties style:column-width="1.541in"/>
    </style:style>
    <style:style style:name="Table5.A1" style:family="table-cell">
      <style:table-cell-properties style:vertical-align="middle" fo:padding-left="0.1042in" fo:padding-right="0in" fo:padding-top="0in" fo:padding-bottom="0in" fo:border-left="0.75pt solid #aaaaaa" fo:border-right="none" fo:border-top="none" fo:border-bottom="none"/>
    </style:style>
    <style:style style:name="Table6" style:family="table">
      <style:table-properties style:width="5.2438in" table:align="left" fo:background-color="transparent">
        <style:background-image/>
      </style:table-properties>
    </style:style>
    <style:style style:name="Table6.A" style:family="table-column">
      <style:table-column-properties style:column-width="1.3743in"/>
    </style:style>
    <style:style style:name="Table6.B" style:family="table-column">
      <style:table-column-properties style:column-width="1.3625in"/>
    </style:style>
    <style:style style:name="Table6.C" style:family="table-column">
      <style:table-column-properties style:column-width="1.2313in"/>
    </style:style>
    <style:style style:name="Table6.D" style:family="table-column">
      <style:table-column-properties style:column-width="1.2757in"/>
    </style:style>
    <style:style style:name="Table6.A1" style:family="table-cell">
      <style:table-cell-properties style:vertical-align="middle" fo:padding-left="0.1042in" fo:padding-right="0in" fo:padding-top="0in" fo:padding-bottom="0in" fo:border-left="0.75pt solid #aaaaaa" fo:border-right="none" fo:border-top="none" fo:border-bottom="none"/>
    </style:style>
    <style:style style:name="Table7" style:family="table">
      <style:table-properties style:width="5.2438in" table:align="left" fo:background-color="transparent">
        <style:background-image/>
      </style:table-properties>
    </style:style>
    <style:style style:name="Table7.A" style:family="table-column">
      <style:table-column-properties style:column-width="1.5813in"/>
    </style:style>
    <style:style style:name="Table7.B" style:family="table-column">
      <style:table-column-properties style:column-width="1.8063in"/>
    </style:style>
    <style:style style:name="Table7.C" style:family="table-column">
      <style:table-column-properties style:column-width="1.8563in"/>
    </style:style>
    <style:style style:name="Table7.A1" style:family="table-cell">
      <style:table-cell-properties style:vertical-align="middle" fo:padding-left="0.1042in" fo:padding-right="0in" fo:padding-top="0in" fo:padding-bottom="0in" fo:border-left="0.75pt solid #aaaaaa" fo:border-right="none" fo:border-top="none" fo:border-bottom="none"/>
    </style:style>
    <style:style style:name="Table8" style:family="table">
      <style:table-properties style:width="5.2438in" table:align="left" fo:background-color="transparent">
        <style:background-image/>
      </style:table-properties>
    </style:style>
    <style:style style:name="Table8.A" style:family="table-column">
      <style:table-column-properties style:column-width="1.8299in"/>
    </style:style>
    <style:style style:name="Table8.B" style:family="table-column">
      <style:table-column-properties style:column-width="1.4111in"/>
    </style:style>
    <style:style style:name="Table8.C" style:family="table-column">
      <style:table-column-properties style:column-width="2.0028in"/>
    </style:style>
    <style:style style:name="Table8.A1" style:family="table-cell">
      <style:table-cell-properties style:vertical-align="middle" fo:padding-left="0.1042in" fo:padding-right="0in" fo:padding-top="0in" fo:padding-bottom="0in" fo:border-left="0.75pt solid #aaaaaa" fo:border-right="none" fo:border-top="none" fo:border-bottom="none"/>
    </style:style>
    <style:style style:name="P1" style:family="paragraph" style:parent-style-name="Standard">
      <style:paragraph-properties fo:orphans="2" fo:widows="2"/>
      <style:text-properties fo:font-variant="normal" fo:text-transform="none" fo:color="#2d3b45" style:font-name="LatoWeb" fo:font-size="12pt" fo:letter-spacing="normal" fo:font-style="normal" fo:font-weight="normal" style:font-name-asian="LatoWeb" style:font-size-asian="12pt" style:font-style-asian="normal" style:font-weight-asian="normal" style:font-name-complex="LatoWeb" style:font-size-complex="12pt" style:font-style-complex="normal" style:font-weight-complex="normal" loext:padding="0in" loext:border="none"/>
    </style:style>
    <style:style style:name="P2" style:family="paragraph" style:parent-style-name="Standard">
      <style:paragraph-properties fo:orphans="2" fo:widows="2"/>
    </style:style>
    <style:style style:name="P3" style:family="paragraph" style:parent-style-name="Standard">
      <style:paragraph-properties fo:margin-left="0in" fo:margin-right="0in" fo:orphans="2" fo:widows="2" fo:text-indent="0in" style:auto-text-indent="false"/>
    </style:style>
    <style:style style:name="P4" style:family="paragraph" style:parent-style-name="Standard">
      <style:paragraph-properties fo:margin-top="0in" fo:margin-bottom="0.1043in" loext:contextual-spacing="false" fo:orphans="2" fo:widows="2"/>
      <style:text-properties fo:font-variant="normal" fo:text-transform="none" fo:color="#2d3b45" style:font-name="LatoWeb" fo:font-size="12pt" fo:letter-spacing="normal" fo:font-style="normal" fo:font-weight="normal" style:font-name-asian="LatoWeb" style:font-size-asian="12pt" style:font-style-asian="normal" style:font-weight-asian="normal" style:font-name-complex="LatoWeb" style:font-size-complex="12pt" style:font-style-complex="normal" style:font-weight-complex="normal" loext:padding="0in" loext:border="none"/>
    </style:style>
    <style:style style:name="P5" style:family="paragraph" style:parent-style-name="Standard">
      <style:paragraph-properties fo:margin-top="0.2083in" fo:margin-bottom="0.1043in" loext:contextual-spacing="false" fo:orphans="2" fo:widows="2"/>
      <style:text-properties fo:font-weight="bold" fo:background-color="#f5f5f5" loext:padding-left="0.052in" loext:padding-right="0.052in" loext:padding-top="0.052in" loext:padding-bottom="0in" loext:border-left="0.06pt solid #c7cdd1" loext:border-right="0.06pt solid #c7cdd1" loext:border-top="0.06pt solid #c7cdd1" loext:border-bottom="none"/>
    </style:style>
    <style:style style:name="P6" style:family="paragraph" style:parent-style-name="Standard">
      <style:paragraph-properties fo:margin-top="0in" fo:margin-bottom="0in" loext:contextual-spacing="false" style:line-height-at-least="0.2083in" fo:text-align="center" style:justify-single-word="false" fo:orphans="2" fo:widows="2"/>
    </style:style>
    <style:style style:name="P7" style:family="paragraph" style:parent-style-name="Text_20_body">
      <style:paragraph-properties fo:margin-top="0in" fo:margin-bottom="0in" loext:contextual-spacing="false" fo:text-align="center" style:justify-single-word="false"/>
    </style:style>
    <style:style style:name="P8" style:family="paragraph" style:parent-style-name="Text_20_body" style:list-style-name="L2">
      <style:paragraph-properties fo:margin-top="0in" fo:margin-bottom="0in" loext:contextual-spacing="false" fo:orphans="2" fo:widows="2" fo:padding="0in" fo:border="none"/>
      <style:text-properties fo:font-variant="normal" fo:text-transform="none" fo:color="#2d3b45" style:font-name="LatoWeb" fo:font-size="12pt" fo:letter-spacing="normal" fo:font-style="normal" fo:font-weight="normal" loext:padding="0in" loext:border="none"/>
    </style:style>
    <style:style style:name="P9" style:family="paragraph" style:parent-style-name="Text_20_body" style:list-style-name="L3">
      <style:paragraph-properties fo:margin-top="0in" fo:margin-bottom="0in" loext:contextual-spacing="false" fo:orphans="2" fo:widows="2" fo:padding="0in" fo:border="none"/>
      <style:text-properties fo:font-variant="normal" fo:text-transform="none" fo:color="#2d3b45" style:font-name="LatoWeb" fo:font-size="12pt" fo:letter-spacing="normal" fo:font-style="normal" fo:font-weight="normal" loext:padding="0in" loext:border="none"/>
    </style:style>
    <style:style style:name="P10" style:family="paragraph" style:parent-style-name="Text_20_body">
      <style:paragraph-properties fo:margin-top="0in" fo:margin-bottom="0.25in" loext:contextual-spacing="false" style:line-height-at-least="0.2083in" fo:text-align="center" style:justify-single-word="false" fo:orphans="2" fo:widows="2"/>
    </style:style>
    <style:style style:name="P11"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loext:padding="0in" loext:border="none"/>
    </style:style>
    <style:style style:name="P1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loext:padding="0in" loext:border="none"/>
    </style:style>
    <style:style style:name="P13" style:family="paragraph" style:parent-style-name="Text_20_body" style:list-style-name="L1">
      <style:paragraph-properties fo:margin-left="0in" fo:margin-right="0in" fo:margin-top="0in" fo:margin-bottom="0.1874in" loext:contextual-spacing="false" fo:orphans="2" fo:widows="2" fo:text-indent="0in" style:auto-text-indent="false" fo:padding-left="0in" fo:padding-right="0in" fo:padding-top="0.1252in" fo:padding-bottom="0.1252in" fo:border-left="none" fo:border-right="none" fo:border-top="0.06pt solid #c7cdd1" fo:border-bottom="0.06pt solid #c7cdd1"/>
      <style:text-properties fo:font-variant="normal" fo:text-transform="none" fo:color="#2d3b45" style:font-name="LatoWeb" fo:font-size="12pt" fo:letter-spacing="normal" fo:font-style="normal" fo:font-weight="normal" loext:padding="0in" loext:border="none"/>
    </style:style>
    <style:style style:name="P1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2pt" fo:letter-spacing="normal" fo:font-style="normal" fo:font-weight="normal" loext:padding="0in" loext:border="none"/>
    </style:style>
    <style:style style:name="P15"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loext:padding="0in" loext:border="none"/>
    </style:style>
    <style:style style:name="P16"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loext:padding="0in" loext:border="none"/>
    </style:style>
    <style:style style:name="P17" style:family="paragraph" style:parent-style-name="Text_20_body" style:list-style-name="L1">
      <style:paragraph-properties fo:margin-top="0in" fo:margin-bottom="0.1874in" loext:contextual-spacing="false" fo:orphans="2" fo:widows="2" fo:padding-left="0in" fo:padding-right="0in" fo:padding-top="0.1252in" fo:padding-bottom="0.1252in" fo:border-left="none" fo:border-right="none" fo:border-top="0.06pt solid #c7cdd1" fo:border-bottom="0.06pt solid #c7cdd1"/>
      <style:text-properties fo:font-variant="normal" fo:text-transform="none" fo:color="#2d3b45" style:font-name="LatoWeb" fo:font-size="12pt" fo:letter-spacing="normal" fo:font-style="normal" fo:font-weight="normal" loext:padding="0in" loext:border="none"/>
    </style:style>
    <style:style style:name="P18"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loext:padding="0in" loext:border="none"/>
    </style:style>
    <style:style style:name="P19"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loext:padding="0in" loext:border="none"/>
    </style:style>
    <style:style style:name="P20" style:family="paragraph" style:parent-style-name="Text_20_body" style:list-style-name="L2">
      <style:paragraph-properties fo:margin-top="0in" fo:margin-bottom="0.0626in" loext:contextual-spacing="false" fo:orphans="2" fo:widows="2" fo:padding="0in" fo:border="none"/>
    </style:style>
    <style:style style:name="P21" style:family="paragraph" style:parent-style-name="Text_20_body">
      <style:paragraph-properties fo:margin-left="0.052in" fo:margin-right="0.052in" fo:margin-top="0.0209in" fo:margin-bottom="0.0972in" loext:contextual-spacing="false" fo:orphans="2" fo:widows="2" fo:text-indent="0in" style:auto-text-indent="false"/>
      <style:text-properties fo:font-variant="normal" fo:text-transform="none" fo:color="#444444" fo:letter-spacing="normal" loext:padding="0in" loext:border="none"/>
    </style:style>
    <style:style style:name="P22" style:family="paragraph" style:parent-style-name="Text_20_body" style:list-style-name="L4">
      <style:paragraph-properties fo:margin-left="0.052in" fo:margin-right="0.1563in" fo:margin-top="0.052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loext:padding="0in" loext:border="none"/>
    </style:style>
    <style:style style:name="P23" style:family="paragraph" style:parent-style-name="Text_20_body">
      <style:paragraph-properties fo:margin-left="0.1563in" fo:margin-right="0.052in" fo:margin-top="0.052in" fo:margin-bottom="0.052in" loext:contextual-spacing="false" fo:orphans="2" fo:widows="2" fo:text-indent="0in" style:auto-text-indent="false"/>
    </style:style>
    <style:style style:name="P24" style:family="paragraph" style:parent-style-name="Text_20_body">
      <style:paragraph-properties fo:margin-top="0.052in" fo:margin-bottom="0.052in" loext:contextual-spacing="false" fo:orphans="2" fo:widows="2"/>
      <style:text-properties fo:font-variant="normal" fo:text-transform="none" fo:color="#2d3b45" style:font-name="LatoWeb" fo:font-size="12pt" fo:letter-spacing="normal" fo:font-style="normal" fo:font-weight="normal" loext:padding="0in" loext:border="none"/>
    </style:style>
    <style:style style:name="P25" style:family="paragraph" style:parent-style-name="Text_20_body">
      <style:paragraph-properties fo:margin-top="0.052in" fo:margin-bottom="0.052in" loext:contextual-spacing="false" fo:text-align="end" style:justify-single-word="false" fo:orphans="2" fo:widows="2"/>
      <style:text-properties fo:font-variant="normal" fo:text-transform="none" fo:color="#888888" style:font-name="LatoWeb" fo:font-size="12pt" fo:letter-spacing="normal" fo:font-style="normal" fo:font-weight="normal" loext:padding="0in" loext:border="none"/>
    </style:style>
    <style:style style:name="P26" style:family="paragraph" style:parent-style-name="Text_20_body">
      <style:paragraph-properties fo:margin-top="0.052in" fo:margin-bottom="0.052in" loext:contextual-spacing="false" fo:orphans="2" fo:widows="2"/>
    </style:style>
    <style:style style:name="P27" style:family="paragraph" style:parent-style-name="Horizontal_20_Line">
      <style:paragraph-properties fo:orphans="2" fo:widows="2"/>
    </style:style>
    <style:style style:name="P28" style:family="paragraph" style:parent-style-name="Table_20_Contents">
      <style:text-properties fo:font-weight="bold" loext:padding="0in" loext:border="none"/>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margin-left="0in" fo:margin-right="0in" fo:text-indent="0in" style:auto-text-indent="false"/>
    </style:style>
    <style:style style:name="P31" style:family="paragraph" style:parent-style-name="Table_20_Contents">
      <style:paragraph-properties fo:margin-left="0in" fo:margin-right="0in" fo:text-indent="0in" style:auto-text-indent="false"/>
      <style:text-properties fo:font-weight="bold" loext:padding="0in" loext:border="none"/>
    </style:style>
    <style:style style:name="P32" style:family="paragraph" style:parent-style-name="Table_20_Contents">
      <style:paragraph-properties fo:margin-top="0in" fo:margin-bottom="0in" loext:contextual-spacing="false"/>
      <style:text-properties fo:font-weight="normal"/>
    </style:style>
    <style:style style:name="P33" style:family="paragraph" style:parent-style-name="Table_20_Contents">
      <style:paragraph-properties fo:margin-top="0in" fo:margin-bottom="0in" loext:contextual-spacing="false"/>
      <style:text-properties fo:font-weight="normal" loext:padding="0in" loext:border="none"/>
    </style:style>
    <style:style style:name="P34" style:family="paragraph" style:parent-style-name="Table_20_Contents">
      <style:paragraph-properties fo:margin-top="0in" fo:margin-bottom="0.1043in" loext:contextual-spacing="false"/>
    </style:style>
    <style:style style:name="P35" style:family="paragraph" style:parent-style-name="Heading_20_3">
      <style:paragraph-properties fo:margin-left="0.052in" fo:margin-right="0.052in" fo:margin-top="0in" fo:margin-bottom="0in" loext:contextual-spacing="false" fo:line-height="150%" fo:orphans="2" fo:widows="2" fo:text-indent="0in" style:auto-text-indent="false"/>
      <style:text-properties style:font-name="LatoWeb" fo:font-weight="normal" loext:padding="0in" loext:border="none"/>
    </style:style>
    <style:style style:name="P36"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font-size="12pt" fo:letter-spacing="normal" fo:font-style="normal" fo:font-weight="normal" loext:padding="0in" loext:border="none"/>
    </style:style>
    <style:style style:name="P37" style:family="paragraph" style:parent-style-name="Heading_20_2">
      <style:paragraph-properties fo:margin-left="0in" fo:margin-right="0in" fo:margin-top="0.0626in" fo:margin-bottom="0.0626in" loext:contextual-spacing="false" fo:line-height="150%" fo:text-indent="0in" style:auto-text-indent="false"/>
      <style:text-properties style:font-name="LatoWeb" fo:font-weight="normal"/>
    </style:style>
    <style:style style:name="P38" style:family="paragraph" style:parent-style-name="Heading_20_4">
      <style:paragraph-properties fo:margin-left="0.052in" fo:margin-right="0.052in" fo:margin-top="0.0626in" fo:margin-bottom="0in" loext:contextual-spacing="false" fo:line-height="150%" fo:orphans="2" fo:widows="2" fo:text-indent="0in" style:auto-text-indent="false"/>
      <style:text-properties fo:font-variant="normal" fo:text-transform="none" fo:color="#2d3b45" style:font-name="LatoWeb" fo:font-size="12pt" fo:letter-spacing="normal" fo:font-style="normal" fo:font-weight="bold" loext:padding="0in" loext:border="none"/>
    </style:style>
    <style:style style:name="P39" style:family="paragraph" style:parent-style-name="Heading_20_1">
      <style:paragraph-properties fo:margin-left="0in" fo:margin-right="0in" fo:margin-top="0in" fo:margin-bottom="0in" loext:contextual-spacing="false" fo:line-height="130%" fo:orphans="2" fo:widows="2" fo:text-indent="0in" style:auto-text-indent="false"/>
      <style:text-properties style:font-name="LatoWeb" fo:font-weight="normal"/>
    </style:style>
    <style:style style:name="T1" style:family="text">
      <style:text-properties style:font-name="LatoWeb" fo:font-size="12pt" fo:font-style="normal" fo:font-weight="bold"/>
    </style:style>
    <style:style style:name="T2" style:family="text">
      <style:text-properties fo:font-variant="normal" fo:text-transform="none" fo:color="#2d3b45" style:text-line-through-style="none" style:text-line-through-type="none" style:font-name="LatoWeb" fo:font-size="12pt" fo:letter-spacing="normal" fo:font-style="normal" style:text-underline-style="none" fo:font-weight="normal" style:text-blinking="false" loext:padding="0in" loext:border="none"/>
    </style:style>
    <style:style style:name="T3" style:family="text">
      <style:text-properties fo:font-variant="normal" fo:text-transform="none" fo:color="#2d3b45" style:text-line-through-style="none" style:text-line-through-type="none" style:font-name="LatoWeb" fo:font-size="12pt" fo:letter-spacing="normal" fo:font-style="normal" style:text-underline-style="none" fo:font-weight="normal" style:text-blinking="false" loext:padding-left="0.1457in" loext:padding-right="0.1457in" loext:padding-top="0.0835in" loext:padding-bottom="0.0835in" loext:border="0.74pt solid #000000"/>
    </style:style>
    <style:style style:name="T4" style:family="text">
      <style:text-properties fo:font-variant="normal" fo:text-transform="none" fo:color="#2d3b45" style:text-line-through-style="none" style:text-line-through-type="none" style:font-name="LatoWeb" fo:font-size="12pt" fo:letter-spacing="normal" fo:font-style="normal" style:text-underline-style="none" fo:font-weight="normal" style:text-blinking="false" fo:background-color="#f5f5f5" loext:char-shading-value="0" style:font-name-asian="LatoWeb" style:font-size-asian="12pt" style:font-style-asian="normal" style:font-weight-asian="normal" style:font-name-complex="LatoWeb" style:font-size-complex="12pt" style:font-style-complex="normal" style:font-weight-complex="normal" loext:padding="0in" loext:border="none"/>
    </style:style>
    <style:style style:name="T5" style:family="text">
      <style:text-properties fo:font-variant="normal" fo:text-transform="none" fo:color="#2d3b45" style:text-line-through-style="none" style:text-line-through-type="none" fo:letter-spacing="normal" style:text-underline-style="none" style:text-blinking="false" loext:padding="0in" loext:border="none"/>
    </style:style>
    <style:style style:name="T6" style:family="text">
      <style:text-properties fo:font-variant="normal" fo:text-transform="none" fo:color="#2d3b45" style:font-name="LatoWeb" fo:font-size="12pt" fo:letter-spacing="normal" fo:font-style="normal" fo:font-weight="normal" loext:padding="0in" loext:border="none"/>
    </style:style>
    <style:style style:name="T7" style:family="text">
      <style:text-properties fo:font-variant="normal" fo:text-transform="none" fo:color="#2d3b45" style:font-name="LatoWeb" fo:font-size="12pt" fo:letter-spacing="normal" fo:font-style="italic" fo:font-weight="normal" loext:padding="0in" loext:border="none"/>
    </style:style>
    <style:style style:name="T8" style:family="text">
      <style:text-properties loext:padding="0in" loext:border="none"/>
    </style:style>
    <style:style style:name="T9" style:family="text">
      <style:text-properties fo:font-weight="bold"/>
    </style:style>
    <style:style style:name="T10"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092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ent-wrapper">
        <text:section text:style-name="Sect1" text:name="content">
          <text:p text:style-name="P2"/>
          <text:section text:style-name="Sect1" text:name="assignment_show">
            <text:h text:style-name="P39" text:outline-level="1">Friday: Independent Project - Portfolio Landing Page</text:h>
            <text:p text:style-name="P10"><text:a xlink:type="simple" xlink:href="https://moringaschool.instructure.com/courses/14/assignments/15#" text:style-name="Internet_20_link" text:visited-style-name="Visited_20_Internet_20_Link"><text:span text:style-name="T3">Re-submit Assignment</text:span></text:a></text:p>
            <text:list xml:id="list3923261054" text:style-name="L1">
              <text:list-item>
                <text:p text:style-name="P13"><text:span text:style-name="T9">Due</text:span> No due date </text:p>
              </text:list-item>
              <text:list-item>
                <text:p text:style-name="P17"><text:span text:style-name="T9">Points</text:span> 20 </text:p>
              </text:list-item>
              <text:list-item>
                <text:p text:style-name="P17"><text:span text:style-name="T9">Submitting</text:span> a website url</text:p>
              </text:list-item>
            </text:list>
            <text:p text:style-name="P14">Congratulations on beginning your journey toward becoming a developer! As a developer, you need a web portfolio to showcase your work. Today, you will be creating the landing page for your programming portfolio. </text:p>
            <text:p text:style-name="P27"/>
            <text:h text:style-name="P36" text:outline-level="2">Requirements</text:h>
            <text:p text:style-name="P14">Here are the requirements for your page:</text:p>
            <text:list xml:id="list3640321870" text:style-name="L2">
              <text:list-item>
                <text:p text:style-name="P15">Your name</text:p>
              </text:list-item>
              <text:list-item>
                <text:p text:style-name="P18">An image of you or something that represents who you are</text:p>
              </text:list-item>
              <text:list-item>
                <text:p text:style-name="P18">A list of projects you have created with active links to them (either on GitHub or GitHub pages)</text:p>
                <text:list>
                  <text:list-item>
                    <text:p text:style-name="P11">For each, include a brief description of the project and what languages it uses</text:p>
                  </text:list-item>
                </text:list>
              </text:list-item>
              <text:list-item>
                <text:p text:style-name="P18">An "About Me" section including:</text:p>
                <text:list>
                  <text:list-item>
                    <text:p text:style-name="P11">Your background (for example, your education, job experience, a paragraph on why you decided to take a class on programming, etc.)</text:p>
                  </text:list-item>
                  <text:list-item>
                    <text:p text:style-name="P8">Your current interests/hobbies/skills</text:p>
                  </text:list-item>
                </text:list>
              </text:list-item>
              <text:list-item>
                <text:p text:style-name="P20"><text:span text:style-name="T6">Deploy your site onto GitHub pages so that a live site can be viewed at </text:span><text:span text:style-name="Emphasis"><text:span text:style-name="T7">your-username.github.io/portfolio</text:span></text:span><text:span text:style-name="T6"> (for example)</text:span></text:p>
              </text:list-item>
            </text:list>
            <text:p text:style-name="P27"/>
            <text:h text:style-name="P36" text:outline-level="2">Objectives</text:h>
            <text:p text:style-name="P14">In addition to these requirements, your portfolio will be evaluated on the following objectives:</text:p>
            <text:list xml:id="list2270008973" text:style-name="L3">
              <text:list-item>
                <text:p text:style-name="P16"><text:soft-page-break/>Some of the most common HTML tags are incorporated, including:</text:p>
                <text:list>
                  <text:list-item>
                    <text:p text:style-name="P12">p, h, ul, ol, li, em, strong, a, img, div, span</text:p>
                  </text:list-item>
                </text:list>
              </text:list-item>
              <text:list-item>
                <text:p text:style-name="P19">Page incorporates a custom-made stylesheet that uses cascading, the box model, and floats</text:p>
              </text:list-item>
              <text:list-item>
                <text:p text:style-name="P19">Indentation and spacing of HTML and CSS is accurate.</text:p>
              </text:list-item>
              <text:list-item>
                <text:p text:style-name="P19">Commits are made regularly with clear messages associated with them</text:p>
              </text:list-item>
              <text:list-item>
                <text:p text:style-name="P19">Project is deployed to GitHub Pages</text:p>
              </text:list-item>
              <text:list-item>
                <text:p text:style-name="P19">A project README that includes:</text:p>
                <text:list>
                  <text:list-item>
                    <text:p text:style-name="P12">project or program name</text:p>
                  </text:list-item>
                  <text:list-item>
                    <text:p text:style-name="P9">author name</text:p>
                  </text:list-item>
                  <text:list-item>
                    <text:p text:style-name="P9">description of project</text:p>
                  </text:list-item>
                  <text:list-item>
                    <text:p text:style-name="P9">project setup instructions</text:p>
                  </text:list-item>
                  <text:list-item>
                    <text:p text:style-name="P9">link to live site on GitHub Pages</text:p>
                  </text:list-item>
                  <text:list-item>
                    <text:p text:style-name="P9">copyright and license information</text:p>
                  </text:list-item>
                </text:list>
              </text:list-item>
            </text:list>
          </text:section>
          <text:section text:style-name="Sect1" text:name="rubrics">
            <text:p text:style-name="P4"/>
            <text:section text:style-name="Sect1" text:name="rubric_55">
              <text:p text:style-name="P5"><draw:frame draw:style-name="fr1" draw:name="Frame1" text:anchor-type="char" svg:width="0.0161in" draw:z-index="0"><draw:text-box fo:min-height="0.0161in"><text:h text:style-name="P37" text:outline-level="2">Rubric</text:h></draw:text-box></draw:frame>First Independent Project</text:p>
              <text:p text:style-name="P7">First Independent Projec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riteria</text:p>
                    </table:table-cell>
                    <table:table-cell table:style-name="Table1.A1" office:value-type="string">
                      <text:p text:style-name="Table_20_Heading">Ratings</text:p>
                    </table:table-cell>
                    <table:table-cell table:style-name="Table1.A1" office:value-type="string">
                      <text:p text:style-name="Table_20_Heading">Pts<text:bookmark text:name="criterion__2772"/></text:p>
                    </table:table-cell>
                    <table:table-cell table:style-name="Table1.D8" office:value-type="string">
                      <text:p text:style-name="P29"/>
                    </table:table-cell>
                  </table:table-row>
                </table:table-header-rows>
                <table:table-row>
                  <table:table-cell table:style-name="Table1.A2" office:value-type="string">
                    <text:p text:style-name="P30"><draw:frame draw:style-name="fr1" draw:name="Frame2" text:anchor-type="char" svg:width="0.0161in" draw:z-index="5"><draw:text-box fo:min-height="0.0161in"><text:p text:style-name="Text_20_body">This criterion is linked to a learning outcome</text:p></draw:text-box></draw:frame>A well documented readme is the first documentation any developer should us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text:bookmark text:name="rating_blank"/>3.0 Pts</text:p>
                          <text:p text:style-name="P28">A well documented Readme file on Github</text:p>
                          <text:p text:style-name="P33">A project README that includes: - project or program name - author name - description of project - project setup instructions - link to live site on GitHub Pages - copyright and license information<text:bookmark text:name="rating__5836"/></text:p>
                        </table:table-cell>
                        <table:table-cell table:style-name="Table2.A1" office:value-type="string">
                          <text:p text:style-name="P31">2.0 Pts</text:p>
                          <text:p text:style-name="P28">Readme file with minimal documentation.</text:p>
                          <text:p text:style-name="P33">The project has a readme file in the GitHub repository that has minimal documentation about the project.<text:bookmark text:name="rating_7_6140"/></text:p>
                        </table:table-cell>
                        <table:table-cell table:style-name="Table2.A1" office:value-type="string">
                          <text:p text:style-name="P31">1.0 Pts</text:p>
                          <text:p text:style-name="P28">Default Readme file included on Github</text:p>
                          <text:p text:style-name="P33">The project has the default README file generated by Github.<text:bookmark text:name="rating_blank_2"/></text:p>
                        </table:table-cell>
                        <table:table-cell table:style-name="Table2.A1" office:value-type="string">
                          <text:p text:style-name="P31">0.0 Pts</text:p>
                          <text:p text:style-name="P28">No Readme file on Github</text:p>
                        </table:table-cell>
                      </table:table-row>
                    </table:table>
                    <text:p text:style-name="Table_20_Contents"/>
                  </table:table-cell>
                  <table:table-cell table:style-name="Table1.B2" office:value-type="string">
                    <text:p text:style-name="P29"/>
                  </table:table-cell>
                  <table:table-cell table:style-name="Table1.C2" office:value-type="string">
                    <text:p text:style-name="Table_20_Contents">3.0 pts<text:bookmark text:name="criterion__2169"/></text:p>
                  </table:table-cell>
                  <table:table-cell table:style-name="Table1.D8" office:value-type="string">
                    <text:p text:style-name="P29"/>
                  </table:table-cell>
                </table:table-row>
                <table:table-row>
                  <table:table-cell table:style-name="Table1.A3" office:value-type="string">
                    <text:p text:style-name="P30"><draw:frame draw:style-name="fr1" draw:name="Frame3" text:anchor-type="char" svg:width="0.0161in" draw:z-index="4"><draw:text-box fo:min-height="0.0161in"><text:p text:style-name="Text_20_body">This criterion is linked to a learning outcome</text:p></draw:text-box></draw:frame>Project is in a polished, portfolio-quality state.</text:p>
                    <text:p text:style-name="P32">Suggestions for what this can mean: Intuitive, easy to follow layout. Simple yet polished styling. Form field labels where appropriate. Form fields that are validated correctly, and get cleared after submitting. Detailed, well put together readme. No typos. And much more.</text:p>
                    <table:table table:name="Table3" table:style-name="Table3">
                      <table:table-column table:style-name="Table3.A"/>
                      <table:table-column table:style-name="Table3.B"/>
                      <table:table-column table:style-name="Table3.C"/>
                      <table:table-row>
                        <table:table-cell table:style-name="Table3.A1" office:value-type="string">
                          <text:p text:style-name="P31"><text:bookmark text:name="rating__8566"/>3.0 Pts</text:p>
                          <text:p text:style-name="P28">Went above and beyond in the visual aspect</text:p>
                          <text:p text:style-name="P33">Suggestions for what this can mean: Intuitive, easy to follow layout. Simple yet <text:soft-page-break/>polished styling. Form field labels where appropriate. Form fields that are validated correctly, and get cleared after submitting. Detailed, well put together readme. No typos. And much more.<text:bookmark text:name="rating_6_7383"/></text:p>
                        </table:table-cell>
                        <table:table-cell table:style-name="Table3.A1" office:value-type="string">
                          <text:p text:style-name="P31">2.0 Pts</text:p>
                          <text:p text:style-name="P28">Average visual appeal</text:p>
                          <text:p text:style-name="P33">The project is good enough to be viewed but it is not portfolio ready<text:bookmark text:name="rating__5817"/></text:p>
                        </table:table-cell>
                        <table:table-cell table:style-name="Table3.A1" office:value-type="string">
                          <text:p text:style-name="P31">1.0 Pts</text:p>
                          <text:p text:style-name="P28">No effort to make it visually pleasant</text:p>
                        </table:table-cell>
                      </table:table-row>
                    </table:table>
                    <text:p text:style-name="Table_20_Contents"/>
                  </table:table-cell>
                  <table:table-cell table:style-name="Table1.B3" office:value-type="string">
                    <text:p text:style-name="P29"/>
                  </table:table-cell>
                  <table:table-cell table:style-name="Table1.C3" office:value-type="string">
                    <text:p text:style-name="Table_20_Contents">3.0 pts<text:bookmark text:name="criterion_6_3496"/></text:p>
                  </table:table-cell>
                  <table:table-cell table:style-name="Table1.D8" office:value-type="string">
                    <text:p text:style-name="P29"/>
                  </table:table-cell>
                </table:table-row>
                <table:table-row>
                  <table:table-cell table:style-name="Table1.A4" office:value-type="string">
                    <text:p text:style-name="P30"><draw:frame draw:style-name="fr1" draw:name="Frame4" text:anchor-type="char" svg:width="0.0161in" draw:z-index="3"><draw:text-box fo:min-height="0.0161in"><text:p text:style-name="Text_20_body">This criterion is linked to a learning outcome</text:p></draw:text-box></draw:frame>Does the project work functionally achieving the expected objectiv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text:bookmark text:name="rating_6_7740"/>3.0 Pts</text:p>
                          <text:p text:style-name="P28">The project meets all objectives.</text:p>
                          <text:p text:style-name="P33">All objectives are functionally met in the project.<text:bookmark text:name="rating_7_7207"/></text:p>
                        </table:table-cell>
                        <table:table-cell table:style-name="Table4.A1" office:value-type="string">
                          <text:p text:style-name="P31">2.0 Pts</text:p>
                          <text:p text:style-name="P28">Project achieves more than half of the objectives.</text:p>
                          <text:p text:style-name="P33">The project functionally achieves half and more than half of the specified objectives.<text:bookmark text:name="rating_7_7985"/></text:p>
                        </table:table-cell>
                        <table:table-cell table:style-name="Table4.A1" office:value-type="string">
                          <text:p text:style-name="P31">1.0 Pts</text:p>
                          <text:p text:style-name="P28">Project meets less than half of the objectives.</text:p>
                          <text:p text:style-name="P33">The project achieves less than half of the objectives specified.<text:bookmark text:name="rating_6_113"/></text:p>
                        </table:table-cell>
                        <table:table-cell table:style-name="Table4.A1" office:value-type="string">
                          <text:p text:style-name="P31">0.0 Pts</text:p>
                          <text:p text:style-name="P28">Project does not meet specified objectives.</text:p>
                          <text:p text:style-name="P33">The project does not achieve any of the specified objectives.</text:p>
                        </table:table-cell>
                      </table:table-row>
                    </table:table>
                    <text:p text:style-name="Table_20_Contents"/>
                  </table:table-cell>
                  <table:table-cell table:style-name="Table1.B4" office:value-type="string">
                    <text:p text:style-name="P29"/>
                  </table:table-cell>
                  <table:table-cell table:style-name="Table1.C4" office:value-type="string">
                    <text:p text:style-name="Table_20_Contents">3.0 pts<text:bookmark text:name="criterion_6_39"/></text:p>
                  </table:table-cell>
                  <table:table-cell table:style-name="Table1.D8" office:value-type="string">
                    <text:p text:style-name="P29"/>
                  </table:table-cell>
                </table:table-row>
                <table:table-row>
                  <table:table-cell table:style-name="Table1.A5" office:value-type="string">
                    <text:p text:style-name="P30"><draw:frame draw:style-name="fr1" draw:name="Frame5" text:anchor-type="char" svg:width="0.0161in" draw:z-index="2"><draw:text-box fo:min-height="0.0161in"><text:p text:style-name="Text_20_body">This criterion is linked to a learning outcome</text:p></draw:text-box></draw:frame>Commits are made regularly with clear messages associated with them</text:p>
                    <table:table table:name="Table5" table:style-name="Table5">
                      <table:table-column table:style-name="Table5.A"/>
                      <table:table-column table:style-name="Table5.B"/>
                      <table:table-column table:style-name="Table5.C"/>
                      <table:table-row>
                        <table:table-cell table:style-name="Table5.A1" office:value-type="string">
                          <text:p text:style-name="P31"><text:bookmark text:name="rating_6_7348"/>3.0 Pts</text:p>
                          <text:p text:style-name="P28">20 + commits in the project with well detailed commit messages<text:bookmark text:name="rating_6_3000"/></text:p>
                        </table:table-cell>
                        <table:table-cell table:style-name="Table5.A1" office:value-type="string">
                          <text:p text:style-name="P31">2.0 Pts</text:p>
                          <text:p text:style-name="P28">Between 10 and 20 Github commits with detailed commit messages<text:bookmark text:name="rating_6_8510"/></text:p>
                        </table:table-cell>
                        <table:table-cell table:style-name="Table5.A1" office:value-type="string">
                          <text:p text:style-name="P31">1.0 Pts</text:p>
                          <text:p text:style-name="P28">Less than 10 Github commits present in the project</text:p>
                        </table:table-cell>
                      </table:table-row>
                    </table:table>
                    <text:p text:style-name="Table_20_Contents"/>
                  </table:table-cell>
                  <table:table-cell table:style-name="Table1.B5" office:value-type="string">
                    <text:p text:style-name="P29"/>
                  </table:table-cell>
                  <table:table-cell table:style-name="Table1.C5" office:value-type="string">
                    <text:p text:style-name="Table_20_Contents">3.0 pts<text:bookmark text:name="criterion_6_8550"/></text:p>
                  </table:table-cell>
                  <table:table-cell table:style-name="Table1.D8" office:value-type="string">
                    <text:p text:style-name="P29"/>
                  </table:table-cell>
                </table:table-row>
                <table:table-row>
                  <table:table-cell table:style-name="Table1.A6" office:value-type="string">
                    <text:p text:style-name="P30"><draw:frame draw:style-name="fr1" draw:name="Frame6" text:anchor-type="char" svg:width="0.0161in" draw:z-index="1"><draw:text-box fo:min-height="0.0161in"><text:p text:style-name="Text_20_body">This criterion is linked to a learning outcome</text:p></draw:text-box></draw:frame>Project is link and description is provided on Github repository</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1"><text:bookmark text:name="rating_6_2057"/>3.0 Pts</text:p>
                          <text:p text:style-name="P28">Project description &amp; URL present.</text:p>
                          <text:p text:style-name="P33">The project description and URL are present on the Github repository and the URL displays the actual project.<text:bookmark text:name="rating_7_8011"/></text:p>
                        </table:table-cell>
                        <table:table-cell table:style-name="Table6.A1" office:value-type="string">
                          <text:p text:style-name="P31">2.0 Pts</text:p>
                          <text:p text:style-name="P28">Project description &amp; URL present.</text:p>
                          <text:p text:style-name="P33">The project description &amp; URL are present but the URL link to the website does not display the actual project.<text:bookmark text:name="rating_7_8"/></text:p>
                        </table:table-cell>
                        <table:table-cell table:style-name="Table6.A1" office:value-type="string">
                          <text:p text:style-name="P31">1.0 Pts</text:p>
                          <text:p text:style-name="P28">Project has either a description or URL in the Github Repository</text:p>
                          <text:p text:style-name="P33">The project contains only one of the elements, either a project description or a URL.<text:bookmark text:name="rating_6_6687"/></text:p>
                        </table:table-cell>
                        <table:table-cell table:style-name="Table6.A1" office:value-type="string">
                          <text:p text:style-name="P31">0.0 Pts</text:p>
                          <text:p text:style-name="P28">The project has neither a description or website URL</text:p>
                          <text:p text:style-name="P33">The project Github repository has neither the project description nor the website URL.</text:p>
                        </table:table-cell>
                      </table:table-row>
                    </table:table>
                    <text:p text:style-name="Table_20_Contents"/>
                  </table:table-cell>
                  <table:table-cell table:style-name="Table1.B6" office:value-type="string">
                    <text:p text:style-name="P29"/>
                  </table:table-cell>
                  <table:table-cell table:style-name="Table1.C6" office:value-type="string">
                    <text:p text:style-name="Table_20_Contents">3.0 pts<text:bookmark text:name="criterion_6_6111"/></text:p>
                  </table:table-cell>
                  <table:table-cell table:style-name="Table1.D8" office:value-type="string">
                    <text:p text:style-name="P29"/>
                  </table:table-cell>
                </table:table-row>
                <table:table-row>
                  <table:table-cell table:style-name="Table1.A7" office:value-type="string">
                    <text:p text:style-name="P30"><draw:frame draw:style-name="fr1" draw:name="Frame7" text:anchor-type="char" svg:width="0.0161in" draw:z-index="6"><draw:text-box fo:min-height="0.0161in"><text:p text:style-name="Text_20_body">This criterion is linked to a learning outcome</text:p></draw:text-box></draw:frame>Page incorporates a custom-made stylesheet</text:p>
                    <table:table table:name="Table7" table:style-name="Table7">
                      <table:table-column table:style-name="Table7.A"/>
                      <table:table-column table:style-name="Table7.B"/>
                      <table:table-column table:style-name="Table7.C"/>
                      <table:table-row>
                        <table:table-cell table:style-name="Table7.A1" office:value-type="string">
                          <text:p text:style-name="P31"><text:bookmark text:name="rating_6_8004"/>2.0 Pts</text:p>
                          <text:p text:style-name="P28">Used custom CSS stylesheet</text:p>
                          <text:p text:style-name="P33">The project uses CSS extentsively to style components in the webpage.<text:bookmark text:name="rating_7_7637"/></text:p>
                        </table:table-cell>
                        <table:table-cell table:style-name="Table7.A1" office:value-type="string">
                          <text:p text:style-name="P31">1.0 Pts</text:p>
                          <text:p text:style-name="P28">Project has used a custom but minimal CSS stylesheet.</text:p>
                          <text:p text:style-name="P33">The project uses a custom CSS stylesheet but in a minimal way to style the components.<text:bookmark text:name="rating_6_2042"/></text:p>
                        </table:table-cell>
                        <table:table-cell table:style-name="Table7.A1" office:value-type="string">
                          <text:p text:style-name="P31">0.0 Pts</text:p>
                          <text:p text:style-name="P28">Project has no custom CSS stylesheet.</text:p>
                          <text:p text:style-name="P33">The project does not make use of a custom CSS stylesheet to style the actual components.</text:p>
                        </table:table-cell>
                      </table:table-row>
                    </table:table>
                    <text:p text:style-name="Table_20_Contents"/>
                  </table:table-cell>
                  <table:table-cell table:style-name="Table1.B7" office:value-type="string">
                    <text:p text:style-name="P29"/>
                  </table:table-cell>
                  <table:table-cell table:style-name="Table1.C7" office:value-type="string">
                    <text:p text:style-name="Table_20_Contents">2.0 pts<text:bookmark text:name="criterion_7_209"/></text:p>
                  </table:table-cell>
                  <table:table-cell table:style-name="Table1.D8" office:value-type="string">
                    <text:p text:style-name="P29"/>
                  </table:table-cell>
                </table:table-row>
                <text:soft-page-break/>
                <table:table-row>
                  <table:table-cell table:style-name="Table1.A8" office:value-type="string">
                    <text:p text:style-name="P30"><draw:frame draw:style-name="fr1" draw:name="Frame8" text:anchor-type="char" svg:width="0.0161in" draw:z-index="7"><draw:text-box fo:min-height="0.0161in"><text:p text:style-name="Text_20_body">This criterion is linked to a learning outcome</text:p></draw:text-box></draw:frame>Syntax &amp; Indenation is used in the Project.</text:p>
                    <table:table table:name="Table8" table:style-name="Table8">
                      <table:table-column table:style-name="Table8.A"/>
                      <table:table-column table:style-name="Table8.B"/>
                      <table:table-column table:style-name="Table8.C"/>
                      <table:table-row>
                        <table:table-cell table:style-name="Table8.A1" office:value-type="string">
                          <text:p text:style-name="P31"><text:bookmark text:name="rating_7_3894"/>3.0 Pts</text:p>
                          <text:p text:style-name="P28">Consistent spacing and Indentation.</text:p>
                          <text:p text:style-name="P33">The project code has consistent indentation and spacing which makes the code easily readable.<text:bookmark text:name="rating_7_5891"/></text:p>
                        </table:table-cell>
                        <table:table-cell table:style-name="Table8.A1" office:value-type="string">
                          <text:p text:style-name="P31">2.0 Pts</text:p>
                          <text:p text:style-name="P28">Fair Indentation is used.</text:p>
                          <text:p text:style-name="P33">The project uses indentation &amp; spacing but not consistently.<text:bookmark text:name="rating_7_7815"/></text:p>
                        </table:table-cell>
                        <table:table-cell table:style-name="Table8.A1" office:value-type="string">
                          <text:p text:style-name="P31">1.0 Pts</text:p>
                          <text:p text:style-name="P28">No proper indentation and syntax.</text:p>
                          <text:p text:style-name="P33">The project's code has no fluent indentation. This means the code is scattered and is not easy to follow up or read.</text:p>
                        </table:table-cell>
                      </table:table-row>
                    </table:table>
                    <text:p text:style-name="Table_20_Contents"/>
                  </table:table-cell>
                  <table:table-cell table:style-name="Table1.B8" office:value-type="string">
                    <text:p text:style-name="P29"/>
                  </table:table-cell>
                  <table:table-cell table:style-name="Table1.C8" office:value-type="string">
                    <text:p text:style-name="Table_20_Contents">3.0 pts</text:p>
                  </table:table-cell>
                  <table:table-cell table:style-name="Table1.D8" office:value-type="string">
                    <text:p text:style-name="P29"/>
                  </table:table-cell>
                </table:table-row>
                <table:table-row>
                  <table:table-cell table:style-name="Table1.A9" table:number-columns-spanned="4" office:value-type="string">
                    <text:p text:style-name="P34">Total points: 20.0</text:p>
                  </table:table-cell>
                  <table:covered-table-cell/>
                  <table:covered-table-cell/>
                  <table:covered-table-cell/>
                </table:table-row>
              </table:table>
            </text:section>
          </text:section>
          <text:section text:style-name="Sect1" text:name="assignment_external_tools">
            <text:p text:style-name="P1"/>
          </text:section>
          <text:section text:style-name="Sect1" text:name="sequence_footer">
            <text:p text:style-name="P6"><text:a xlink:type="simple" xlink:href="https://moringaschool.instructure.com/courses/14/modules/items/1745" text:style-name="Internet_20_link" text:visited-style-name="Visited_20_Internet_20_Link">Previous</text:a><text:a xlink:type="simple" xlink:href="https://moringaschool.instructure.com/courses/14/modules/items/1955" text:style-name="Internet_20_link" text:visited-style-name="Visited_20_Internet_20_Link">Next</text:a></text:p>
          </text:section>
        </text:section>
      </text:section>
      <text:section text:style-name="Sect1" text:name="right-side-wrapper">
        <text:p text:style-name="P3"/>
        <text:section text:style-name="Sect1" text:name="sidebar_content">
          <text:h text:style-name="P35" text:outline-level="3">Submission</text:h>
          <text:p text:style-name="P21"> <text:span text:style-name="T1">Submitted!</text:span></text:p>
          <text:p text:style-name="P24">13 Feb at 18:45</text:p>
          <text:p text:style-name="P26"><text:a xlink:type="simple" xlink:href="https://moringaschool.instructure.com/courses/14/assignments/15/submissions/891" text:style-name="Internet_20_link" text:visited-style-name="Visited_20_Internet_20_Link"><text:span text:style-name="T2">Submission details</text:span></text:a></text:p>
          <text:p text:style-name="P26"><text:bookmark text:name="view-original-link"/><text:a xlink:type="simple" xlink:href="https://github.com/Maurice5050/portfolio.github.io" office:target-frame-name="_new" xlink:show="replace" text:style-name="Internet_20_link" text:visited-style-name="Visited_20_Internet_20_Link"><text:span text:style-name="T2">View the original page</text:span></text:a></text:p>
          <text:p text:style-name="P24">Grade: 25% (20 pts possible)</text:p>
          <text:p text:style-name="P24">Graded anonymously: no</text:p>
          <text:p text:style-name="P26"><text:a xlink:type="simple" xlink:href="https://moringaschool.instructure.com/courses/14/assignments/15/submissions/891#rubric" text:style-name="Internet_20_link" text:visited-style-name="Visited_20_Internet_20_Link"><text:span text:style-name="T5"> </text:span></text:a><text:a xlink:type="simple" xlink:href="https://moringaschool.instructure.com/courses/14/assignments/15/submissions/891#rubric" text:style-name="Internet_20_link" text:visited-style-name="Visited_20_Internet_20_Link"><text:span text:style-name="T2">View rubric evaluation</text:span></text:a></text:p>
          <text:h text:style-name="P38" text:outline-level="4">Assigned peer reviews</text:h>
          <text:list xml:id="list1708870702" text:style-name="L4">
            <text:list-item>
              <text:p text:style-name="P22">None assigned</text:p>
            </text:list-item>
          </text:list>
          <text:h text:style-name="P38" text:outline-level="4">Comments:</text:h>
          <text:section text:style-name="Sect1" text:name="comment-7032">
            <text:p text:style-name="P23">Where is your work, kindly push to gh-pages, add a description and link to your repo, populate your README.md file and re-submit by Thursday.</text:p>
            <text:p text:style-name="P25">Leo Igane, 12 Feb at 12:39</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8:48:05.794697924</meta:creation-date>
    <dc:date>2019-02-13T18:50:05.386422460</dc:date>
    <meta:editing-duration>PT2M</meta:editing-duration>
    <meta:editing-cycles>1</meta:editing-cycles>
    <meta:document-statistic meta:table-count="8" meta:image-count="0" meta:object-count="0" meta:page-count="4" meta:paragraph-count="141" meta:word-count="1043" meta:character-count="6138" meta:non-whitespace-character-count="5256"/>
    <meta:generator>LibreOffice/6.0.7.3$Linux_X86_64 LibreOffice_project/00m0$Build-3</meta:generator>
  </office:meta>
</office:document-meta>
</file>